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52f7"/>
    </style:style>
    <style:style style:name="P2" style:family="paragraph" style:parent-style-name="Standard">
      <style:text-properties officeooo:rsid="00150c9e" officeooo:paragraph-rsid="00150c9e"/>
    </style:style>
    <style:style style:name="P3" style:family="paragraph" style:parent-style-name="Standard">
      <style:text-properties officeooo:rsid="00150c9e" officeooo:paragraph-rsid="00150c9e"/>
    </style:style>
    <style:style style:name="T1" style:family="text">
      <style:text-properties officeooo:rsid="00162455"/>
    </style:style>
    <style:style style:name="T2" style:family="text">
      <style:text-properties officeooo:rsid="0016f5d9"/>
    </style:style>
    <style:style style:name="T3" style:family="text">
      <style:text-properties officeooo:rsid="0018bafc"/>
    </style:style>
    <style:style style:name="T4" style:family="text">
      <style:text-properties officeooo:rsid="0019b5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title-input-label-inner"/>Modele de Rapport d'étude sur les besoins technologiques de Start-up et recommandations</text:p>
      <text:p text:style-name="P1"/>
      <text:p text:style-name="Standard"><text:a xlink:type="simple" xlink:href="https://docs.google.com/document/d/1TjHP8uu0GE7Ueer2Y1FEcAzA3PJaiL_xNs9ibI6bsvQ/edit" text:style-name="Internet_20_link" text:visited-style-name="Visited_20_Internet_20_Link">https://docs.google.com/document/d/1TjHP8uu0GE7Ueer2Y1FEcAzA3PJaiL_xNs9ibI6bsvQ/edit</text:a></text:p>
      <text:p text:style-name="Standard"/>
      <text:p text:style-name="Standard"/>
      <text:p text:style-name="P2"/>
      <text:p text:style-name="P2"/>
      <text:p text:style-name="P2"><text:a xlink:type="simple" xlink:href="https://www.btpservices.re/" text:style-name="Internet_20_link" text:visited-style-name="Visited_20_Internet_20_Link">https://www.btpservices.re/</text:a> <text:s/>// <text:span text:style-name="T2">Nos services proposés</text:span></text:p>
      <text:p text:style-name="P2"/>
      <text:p text:style-name="P2"/>
      <text:p text:style-name="P2"/>
      <text:p text:style-name="P2"><text:a xlink:type="simple" xlink:href="https://pro-services-btp.com/" text:style-name="Internet_20_link" text:visited-style-name="Visited_20_Internet_20_Link">https://pro-services-btp.com/</text:a> // <text:span text:style-name="T1">Pour l’acceuil</text:span></text:p>
      <text:p text:style-name="P2"/>
      <text:p text:style-name="P2"/>
      <text:p text:style-name="P2"/>
      <text:p text:style-name="P2">//<text:span text:style-name="T3">Document de suivie</text:span></text:p>
      <text:p text:style-name="P2"><text:a xlink:type="simple" xlink:href="https://docs.google.com/document/d/1NCVyTYDeEG6InOKt00bh-tlc9JpsTMiCGYJJ5fVXBbc/edit" text:style-name="Internet_20_link" text:visited-style-name="Visited_20_Internet_20_Link">https://docs.google.com/document/d/1NCVyTYDeEG6InOKt00bh-tlc9JpsTMiCGYJJ5fVXBbc/edit</text:a> </text:p>
      <text:p text:style-name="P2"/>
      <text:p text:style-name="P2"/>
      <text:p text:style-name="P2">//<text:span text:style-name="T4">Exemple site web attrayant</text:span></text:p>
      <text:p text:style-name="P2"/>
      <text:p text:style-name="P2">https://themewagon.github.io/stated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57:36.754049917</meta:creation-date>
    <meta:generator>LibreOffice/7.3.7.2$Linux_X86_64 LibreOffice_project/30$Build-2</meta:generator>
    <dc:date>2023-09-29T15:46:37.290577976</dc:date>
    <meta:editing-duration>PT3H12M57S</meta:editing-duration>
    <meta:editing-cycles>6</meta:editing-cycles>
    <meta:document-statistic meta:table-count="0" meta:image-count="0" meta:object-count="0" meta:page-count="1" meta:paragraph-count="8" meta:word-count="31" meta:character-count="440" meta:non-whitespace-character-count="415"/>
  </office:meta>
</office:document-meta>
</file>